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Title page</text:p>
      <text:p text:style-name="Standard"><text:s text:c="4"/>2. Introduction</text:p>
      <text:p text:style-name="Standard"><text:s text:c="4"/>3. Requirements</text:p>
      <text:p text:style-name="Standard"><text:s text:c="4"/>4. Basic design</text:p>
      <text:p text:style-name="Standard"><text:s text:c="4"/>5. Research?</text:p>
      <text:p text:style-name="Standard"><text:s text:c="4"/>6. Detailed design</text:p>
      <text:p text:style-name="Standard"><text:s text:c="8"/>1. Class diagram?</text:p>
      <text:p text:style-name="Standard"><text:s text:c="8"/>2. Dataflow diagram</text:p>
      <text:p text:style-name="Standard"><text:s text:c="4"/>7. Software</text:p>
      <text:p text:style-name="Standard"><text:s text:c="8"/>1. Description of classes</text:p>
      <text:p text:style-name="Standard"><text:s text:c="4"/>8. Measurement results/ testing</text:p>
      <text:p text:style-name="Standard"><text:s text:c="4"/>9. Conclus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09:59:42.969821523</meta:creation-date>
    <dc:date>2019-12-04T10:01:10.628381891</dc:date>
    <meta:editing-duration>PT1M28S</meta:editing-duration>
    <meta:editing-cycles>1</meta:editing-cycles>
    <meta:document-statistic meta:table-count="0" meta:image-count="0" meta:object-count="0" meta:page-count="1" meta:paragraph-count="12" meta:word-count="33" meta:character-count="261" meta:non-whitespace-character-count="184"/>
    <meta:generator>LibreOffice/6.0.7.3$Linux_X86_64 LibreOffice_project/00m0$Build-3</meta:generator>
  </office:meta>
</office:document-meta>
</file>